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9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9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7" calcext:value-type="date">
            <text:p>2025-08-07</text:p>
          </table:table-cell>
          <table:table-cell office:value-type="float" office:value="41059.15" calcext:value-type="float">
            <text:p>41059.15</text:p>
          </table:table-cell>
          <table:table-cell office:value-type="float" office:value="2987.92" calcext:value-type="float">
            <text:p>2987.92</text:p>
          </table:table-cell>
          <table:table-cell office:value-type="float" office:value="38696.59" calcext:value-type="float">
            <text:p>38696.5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08" calcext:value-type="date">
            <text:p>2025-08-08</text:p>
          </table:table-cell>
          <table:table-cell office:value-type="float" office:value="41820.48" calcext:value-type="float">
            <text:p>41820.48</text:p>
          </table:table-cell>
          <table:table-cell office:value-type="float" office:value="3024.21" calcext:value-type="float">
            <text:p>3024.21</text:p>
          </table:table-cell>
          <table:table-cell office:value-type="float" office:value="38976.23" calcext:value-type="float">
            <text:p>38976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2" calcext:value-type="date">
            <text:p>2025-08-12</text:p>
          </table:table-cell>
          <table:table-cell office:value-type="float" office:value="42718.17" calcext:value-type="float">
            <text:p>42718.17</text:p>
          </table:table-cell>
          <table:table-cell office:value-type="float" office:value="3066.37" calcext:value-type="float">
            <text:p>3066.37</text:p>
          </table:table-cell>
          <table:table-cell office:value-type="float" office:value="39369.23" calcext:value-type="float">
            <text:p>39369.2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3" calcext:value-type="date">
            <text:p>2025-08-13</text:p>
          </table:table-cell>
          <table:table-cell office:value-type="float" office:value="43274.67" calcext:value-type="float">
            <text:p>43274.67</text:p>
          </table:table-cell>
          <table:table-cell office:value-type="float" office:value="3091.91" calcext:value-type="float">
            <text:p>3091.91</text:p>
          </table:table-cell>
          <table:table-cell office:value-type="float" office:value="39673.98" calcext:value-type="float">
            <text:p>39673.9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4" calcext:value-type="date">
            <text:p>2025-08-14</text:p>
          </table:table-cell>
          <table:table-cell office:value-type="float" office:value="42649.26" calcext:value-type="float">
            <text:p>42649.26</text:p>
          </table:table-cell>
          <table:table-cell office:value-type="float" office:value="3057.95" calcext:value-type="float">
            <text:p>3057.95</text:p>
          </table:table-cell>
          <table:table-cell office:value-type="float" office:value="39272.03" calcext:value-type="float">
            <text:p>39272.0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5" calcext:value-type="date">
            <text:p>2025-08-15</text:p>
          </table:table-cell>
          <table:table-cell office:value-type="float" office:value="43378.31" calcext:value-type="float">
            <text:p>43378.31</text:p>
          </table:table-cell>
          <table:table-cell office:value-type="float" office:value="3107.68" calcext:value-type="float">
            <text:p>3107.68</text:p>
          </table:table-cell>
          <table:table-cell office:value-type="float" office:value="39674.1" calcext:value-type="float">
            <text:p>39674.1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8" calcext:value-type="date">
            <text:p>2025-08-18</text:p>
          </table:table-cell>
          <table:table-cell office:value-type="float" office:value="43714.31" calcext:value-type="float">
            <text:p>43714.31</text:p>
          </table:table-cell>
          <table:table-cell office:value-type="float" office:value="3120.96" calcext:value-type="float">
            <text:p>3120.96</text:p>
          </table:table-cell>
          <table:table-cell office:value-type="float" office:value="39902.52" calcext:value-type="float">
            <text:p>39902.5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19" calcext:value-type="date">
            <text:p>2025-08-19</text:p>
          </table:table-cell>
          <table:table-cell office:value-type="float" office:value="43546.29" calcext:value-type="float">
            <text:p>43546.29</text:p>
          </table:table-cell>
          <table:table-cell office:value-type="float" office:value="3116.63" calcext:value-type="float">
            <text:p>3116.63</text:p>
          </table:table-cell>
          <table:table-cell office:value-type="float" office:value="39947.49" calcext:value-type="float">
            <text:p>39947.4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0" calcext:value-type="date">
            <text:p>2025-08-20</text:p>
          </table:table-cell>
          <table:table-cell office:value-type="float" office:value="42888.55" calcext:value-type="float">
            <text:p>42888.55</text:p>
          </table:table-cell>
          <table:table-cell office:value-type="float" office:value="3098.91" calcext:value-type="float">
            <text:p>3098.91</text:p>
          </table:table-cell>
          <table:table-cell office:value-type="float" office:value="39764.32" calcext:value-type="float">
            <text:p>39764.3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1" calcext:value-type="date">
            <text:p>2025-08-21</text:p>
          </table:table-cell>
          <table:table-cell office:value-type="float" office:value="42610.17" calcext:value-type="float">
            <text:p>42610.17</text:p>
          </table:table-cell>
          <table:table-cell office:value-type="float" office:value="3082.95" calcext:value-type="float">
            <text:p>3082.95</text:p>
          </table:table-cell>
          <table:table-cell office:value-type="float" office:value="39650.99" calcext:value-type="float">
            <text:p>39650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2" calcext:value-type="date">
            <text:p>2025-08-22</text:p>
          </table:table-cell>
          <table:table-cell office:value-type="float" office:value="42633.29" calcext:value-type="float">
            <text:p>42633.29</text:p>
          </table:table-cell>
          <table:table-cell office:value-type="float" office:value="3100.87" calcext:value-type="float">
            <text:p>3100.87</text:p>
          </table:table-cell>
          <table:table-cell office:value-type="float" office:value="39824.94" calcext:value-type="float">
            <text:p>39824.9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5" calcext:value-type="date">
            <text:p>2025-08-25</text:p>
          </table:table-cell>
          <table:table-cell office:value-type="float" office:value="42807.82" calcext:value-type="float">
            <text:p>42807.82</text:p>
          </table:table-cell>
          <table:table-cell office:value-type="float" office:value="3105.49" calcext:value-type="float">
            <text:p>3105.49</text:p>
          </table:table-cell>
          <table:table-cell office:value-type="float" office:value="39843.29" calcext:value-type="float">
            <text:p>39843.2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6" calcext:value-type="date">
            <text:p>2025-08-26</text:p>
          </table:table-cell>
          <table:table-cell office:value-type="float" office:value="42394.4" calcext:value-type="float">
            <text:p>42394.40</text:p>
          </table:table-cell>
          <table:table-cell office:value-type="float" office:value="3071.99" calcext:value-type="float">
            <text:p>3071.99</text:p>
          </table:table-cell>
          <table:table-cell office:value-type="float" office:value="39501.75" calcext:value-type="float">
            <text:p>39501.7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7" calcext:value-type="date">
            <text:p>2025-08-27</text:p>
          </table:table-cell>
          <table:table-cell office:value-type="float" office:value="42520.27" calcext:value-type="float">
            <text:p>42520.27</text:p>
          </table:table-cell>
          <table:table-cell office:value-type="float" office:value="3069.74" calcext:value-type="float">
            <text:p>3069.74</text:p>
          </table:table-cell>
          <table:table-cell office:value-type="float" office:value="39538" calcext:value-type="float">
            <text:p>39538.0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8" calcext:value-type="date">
            <text:p>2025-08-28</text:p>
          </table:table-cell>
          <table:table-cell office:value-type="float" office:value="42828.79" calcext:value-type="float">
            <text:p>42828.79</text:p>
          </table:table-cell>
          <table:table-cell office:value-type="float" office:value="3089.78" calcext:value-type="float">
            <text:p>3089.78</text:p>
          </table:table-cell>
          <table:table-cell office:value-type="float" office:value="39749.07" calcext:value-type="float">
            <text:p>39749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8-29" calcext:value-type="date">
            <text:p>2025-08-29</text:p>
          </table:table-cell>
          <table:table-cell office:value-type="float" office:value="42718.47" calcext:value-type="float">
            <text:p>42718.47</text:p>
          </table:table-cell>
          <table:table-cell office:value-type="float" office:value="3075.18" calcext:value-type="float">
            <text:p>3075.18</text:p>
          </table:table-cell>
          <table:table-cell office:value-type="float" office:value="39584.95" calcext:value-type="float">
            <text:p>39584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1" calcext:value-type="date">
            <text:p>2025-09-01</text:p>
          </table:table-cell>
          <table:table-cell office:value-type="float" office:value="42188.79" calcext:value-type="float">
            <text:p>42188.79</text:p>
          </table:table-cell>
          <table:table-cell office:value-type="float" office:value="3063.19" calcext:value-type="float">
            <text:p>3063.19</text:p>
          </table:table-cell>
          <table:table-cell office:value-type="float" office:value="39582.5" calcext:value-type="float">
            <text:p>39582.5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2" calcext:value-type="date">
            <text:p>2025-09-02</text:p>
          </table:table-cell>
          <table:table-cell office:value-type="float" office:value="42310.49" calcext:value-type="float">
            <text:p>42310.49</text:p>
          </table:table-cell>
          <table:table-cell office:value-type="float" office:value="3081.88" calcext:value-type="float">
            <text:p>3081.88</text:p>
          </table:table-cell>
          <table:table-cell office:value-type="float" office:value="39822.99" calcext:value-type="float">
            <text:p>39822.9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3" calcext:value-type="date">
            <text:p>2025-09-03</text:p>
          </table:table-cell>
          <table:table-cell office:value-type="float" office:value="41938.89" calcext:value-type="float">
            <text:p>41938.89</text:p>
          </table:table-cell>
          <table:table-cell office:value-type="float" office:value="3048.89" calcext:value-type="float">
            <text:p>3048.89</text:p>
          </table:table-cell>
          <table:table-cell office:value-type="float" office:value="39586.95" calcext:value-type="float">
            <text:p>39586.95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4" calcext:value-type="date">
            <text:p>2025-09-04</text:p>
          </table:table-cell>
          <table:table-cell office:value-type="float" office:value="42580.27" calcext:value-type="float">
            <text:p>42580.27</text:p>
          </table:table-cell>
          <table:table-cell office:value-type="float" office:value="3080.17" calcext:value-type="float">
            <text:p>3080.17</text:p>
          </table:table-cell>
          <table:table-cell office:value-type="float" office:value="39831.04" calcext:value-type="float">
            <text:p>39831.0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5" calcext:value-type="date">
            <text:p>2025-09-05</text:p>
          </table:table-cell>
          <table:table-cell office:value-type="float" office:value="43018.75" calcext:value-type="float">
            <text:p>43018.75</text:p>
          </table:table-cell>
          <table:table-cell office:value-type="float" office:value="3105.31" calcext:value-type="float">
            <text:p>3105.31</text:p>
          </table:table-cell>
          <table:table-cell office:value-type="float" office:value="40123.83" calcext:value-type="float">
            <text:p>40123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8" calcext:value-type="date">
            <text:p>2025-09-08</text:p>
          </table:table-cell>
          <table:table-cell office:value-type="float" office:value="43643.81" calcext:value-type="float">
            <text:p>43643.81</text:p>
          </table:table-cell>
          <table:table-cell office:value-type="float" office:value="3138.2" calcext:value-type="float">
            <text:p>3138.20</text:p>
          </table:table-cell>
          <table:table-cell office:value-type="float" office:value="40523.4" calcext:value-type="float">
            <text:p>40523.4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09" calcext:value-type="date">
            <text:p>2025-09-09</text:p>
          </table:table-cell>
          <table:table-cell office:value-type="float" office:value="43459.29" calcext:value-type="float">
            <text:p>43459.29</text:p>
          </table:table-cell>
          <table:table-cell office:value-type="float" office:value="3122.12" calcext:value-type="float">
            <text:p>3122.12</text:p>
          </table:table-cell>
          <table:table-cell office:value-type="float" office:value="40362.17" calcext:value-type="float">
            <text:p>40362.1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0" calcext:value-type="date">
            <text:p>2025-09-10</text:p>
          </table:table-cell>
          <table:table-cell office:value-type="float" office:value="43837.67" calcext:value-type="float">
            <text:p>43837.67</text:p>
          </table:table-cell>
          <table:table-cell office:value-type="float" office:value="3140.97" calcext:value-type="float">
            <text:p>3140.97</text:p>
          </table:table-cell>
          <table:table-cell office:value-type="float" office:value="40503.6" calcext:value-type="float">
            <text:p>40503.6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1" calcext:value-type="date">
            <text:p>2025-09-11</text:p>
          </table:table-cell>
          <table:table-cell office:value-type="float" office:value="44372.5" calcext:value-type="float">
            <text:p>44372.50</text:p>
          </table:table-cell>
          <table:table-cell office:value-type="float" office:value="3147.76" calcext:value-type="float">
            <text:p>3147.76</text:p>
          </table:table-cell>
          <table:table-cell office:value-type="float" office:value="40573.83" calcext:value-type="float">
            <text:p>40573.8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2" calcext:value-type="date">
            <text:p>2025-09-12</text:p>
          </table:table-cell>
          <table:table-cell office:value-type="float" office:value="44768.12" calcext:value-type="float">
            <text:p>44768.12</text:p>
          </table:table-cell>
          <table:table-cell office:value-type="float" office:value="3160.49" calcext:value-type="float">
            <text:p>3160.49</text:p>
          </table:table-cell>
          <table:table-cell office:value-type="float" office:value="40686.68" calcext:value-type="float">
            <text:p>40686.6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6" calcext:value-type="date">
            <text:p>2025-09-16</text:p>
          </table:table-cell>
          <table:table-cell office:value-type="float" office:value="44902.27" calcext:value-type="float">
            <text:p>44902.27</text:p>
          </table:table-cell>
          <table:table-cell office:value-type="float" office:value="3168.36" calcext:value-type="float">
            <text:p>3168.36</text:p>
          </table:table-cell>
          <table:table-cell office:value-type="float" office:value="40832.84" calcext:value-type="float">
            <text:p>40832.8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7" calcext:value-type="date">
            <text:p>2025-09-17</text:p>
          </table:table-cell>
          <table:table-cell office:value-type="float" office:value="44790.38" calcext:value-type="float">
            <text:p>44790.38</text:p>
          </table:table-cell>
          <table:table-cell office:value-type="float" office:value="3145.83" calcext:value-type="float">
            <text:p>3145.83</text:p>
          </table:table-cell>
          <table:table-cell office:value-type="float" office:value="40515.42" calcext:value-type="float">
            <text:p>40515.4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8" calcext:value-type="date">
            <text:p>2025-09-18</text:p>
          </table:table-cell>
          <table:table-cell office:value-type="float" office:value="45303.43" calcext:value-type="float">
            <text:p>45303.43</text:p>
          </table:table-cell>
          <table:table-cell office:value-type="float" office:value="3158.87" calcext:value-type="float">
            <text:p>3158.87</text:p>
          </table:table-cell>
          <table:table-cell office:value-type="float" office:value="40688.02" calcext:value-type="float">
            <text:p>40688.0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19" calcext:value-type="date">
            <text:p>2025-09-19</text:p>
          </table:table-cell>
          <table:table-cell office:value-type="float" office:value="45045.81" calcext:value-type="float">
            <text:p>45045.81</text:p>
          </table:table-cell>
          <table:table-cell office:value-type="float" office:value="3147.68" calcext:value-type="float">
            <text:p>3147.68</text:p>
          </table:table-cell>
          <table:table-cell office:value-type="float" office:value="40461.54" calcext:value-type="float">
            <text:p>40461.5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2" calcext:value-type="date">
            <text:p>2025-09-22</text:p>
          </table:table-cell>
          <table:table-cell office:value-type="float" office:value="45493.66" calcext:value-type="float">
            <text:p>45493.66</text:p>
          </table:table-cell>
          <table:table-cell office:value-type="float" office:value="3163.17" calcext:value-type="float">
            <text:p>3163.17</text:p>
          </table:table-cell>
          <table:table-cell office:value-type="float" office:value="40664.82" calcext:value-type="float">
            <text:p>40664.8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4" calcext:value-type="date">
            <text:p>2025-09-24</text:p>
          </table:table-cell>
          <table:table-cell office:value-type="float" office:value="45630.31" calcext:value-type="float">
            <text:p>45630.31</text:p>
          </table:table-cell>
          <table:table-cell office:value-type="float" office:value="3170.45" calcext:value-type="float">
            <text:p>3170.45</text:p>
          </table:table-cell>
          <table:table-cell office:value-type="float" office:value="40593.64" calcext:value-type="float">
            <text:p>40593.64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5" calcext:value-type="date">
            <text:p>2025-09-25</text:p>
          </table:table-cell>
          <table:table-cell office:value-type="float" office:value="45754.93" calcext:value-type="float">
            <text:p>45754.93</text:p>
          </table:table-cell>
          <table:table-cell office:value-type="float" office:value="3185.35" calcext:value-type="float">
            <text:p>3185.35</text:p>
          </table:table-cell>
          <table:table-cell office:value-type="float" office:value="40812.86" calcext:value-type="float">
            <text:p>40812.8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6" calcext:value-type="date">
            <text:p>2025-09-26</text:p>
          </table:table-cell>
          <table:table-cell office:value-type="float" office:value="45354.99" calcext:value-type="float">
            <text:p>45354.99</text:p>
          </table:table-cell>
          <table:table-cell office:value-type="float" office:value="3187.02" calcext:value-type="float">
            <text:p>3187.02</text:p>
          </table:table-cell>
          <table:table-cell office:value-type="float" office:value="40851.51" calcext:value-type="float">
            <text:p>40851.5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29" calcext:value-type="date">
            <text:p>2025-09-29</text:p>
          </table:table-cell>
          <table:table-cell office:value-type="float" office:value="45043.75" calcext:value-type="float">
            <text:p>45043.75</text:p>
          </table:table-cell>
          <table:table-cell office:value-type="float" office:value="3131.57" calcext:value-type="float">
            <text:p>3131.57</text:p>
          </table:table-cell>
          <table:table-cell office:value-type="float" office:value="40151.49" calcext:value-type="float">
            <text:p>40151.4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09-30" calcext:value-type="date">
            <text:p>2025-09-30</text:p>
          </table:table-cell>
          <table:table-cell office:value-type="float" office:value="44932.63" calcext:value-type="float">
            <text:p>44932.63</text:p>
          </table:table-cell>
          <table:table-cell office:value-type="float" office:value="3137.6" calcext:value-type="float">
            <text:p>3137.60</text:p>
          </table:table-cell>
          <table:table-cell office:value-type="float" office:value="40185.28" calcext:value-type="float">
            <text:p>40185.2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1" calcext:value-type="date">
            <text:p>2025-10-01</text:p>
          </table:table-cell>
          <table:table-cell office:value-type="float" office:value="44550.85" calcext:value-type="float">
            <text:p>44550.85</text:p>
          </table:table-cell>
          <table:table-cell office:value-type="float" office:value="3094.74" calcext:value-type="float">
            <text:p>3094.74</text:p>
          </table:table-cell>
          <table:table-cell office:value-type="float" office:value="39705.07" calcext:value-type="float">
            <text:p>39705.0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2" calcext:value-type="date">
            <text:p>2025-10-02</text:p>
          </table:table-cell>
          <table:table-cell office:value-type="float" office:value="44936.73" calcext:value-type="float">
            <text:p>44936.73</text:p>
          </table:table-cell>
          <table:table-cell office:value-type="float" office:value="3087.4" calcext:value-type="float">
            <text:p>3087.40</text:p>
          </table:table-cell>
          <table:table-cell office:value-type="float" office:value="39587.91" calcext:value-type="float">
            <text:p>39587.9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3" calcext:value-type="date">
            <text:p>2025-10-03</text:p>
          </table:table-cell>
          <table:table-cell office:value-type="float" office:value="45769.5" calcext:value-type="float">
            <text:p>45769.50</text:p>
          </table:table-cell>
          <table:table-cell office:value-type="float" office:value="3129.17" calcext:value-type="float">
            <text:p>3129.17</text:p>
          </table:table-cell>
          <table:table-cell office:value-type="float" office:value="39941.16" calcext:value-type="float">
            <text:p>39941.16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6" calcext:value-type="date">
            <text:p>2025-10-06</text:p>
          </table:table-cell>
          <table:table-cell office:value-type="float" office:value="47944.76" calcext:value-type="float">
            <text:p>47944.76</text:p>
          </table:table-cell>
          <table:table-cell office:value-type="float" office:value="3226.06" calcext:value-type="float">
            <text:p>3226.06</text:p>
          </table:table-cell>
          <table:table-cell office:value-type="float" office:value="40952.22" calcext:value-type="float">
            <text:p>40952.22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7" calcext:value-type="date">
            <text:p>2025-10-07</text:p>
          </table:table-cell>
          <table:table-cell office:value-type="float" office:value="47950.88" calcext:value-type="float">
            <text:p>47950.88</text:p>
          </table:table-cell>
          <table:table-cell office:value-type="float" office:value="3227.91" calcext:value-type="float">
            <text:p>3227.91</text:p>
          </table:table-cell>
          <table:table-cell office:value-type="float" office:value="40976.61" calcext:value-type="float">
            <text:p>40976.6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8" calcext:value-type="date">
            <text:p>2025-10-08</text:p>
          </table:table-cell>
          <table:table-cell office:value-type="float" office:value="47734.99" calcext:value-type="float">
            <text:p>47734.99</text:p>
          </table:table-cell>
          <table:table-cell office:value-type="float" office:value="3235.66" calcext:value-type="float">
            <text:p>3235.66</text:p>
          </table:table-cell>
          <table:table-cell office:value-type="float" office:value="41035.8" calcext:value-type="float">
            <text:p>41035.80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09" calcext:value-type="date">
            <text:p>2025-10-09</text:p>
          </table:table-cell>
          <table:table-cell office:value-type="float" office:value="48580.44" calcext:value-type="float">
            <text:p>48580.44</text:p>
          </table:table-cell>
          <table:table-cell office:value-type="float" office:value="3257.77" calcext:value-type="float">
            <text:p>3257.77</text:p>
          </table:table-cell>
          <table:table-cell office:value-type="float" office:value="41261.48" calcext:value-type="float">
            <text:p>41261.48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0" calcext:value-type="date">
            <text:p>2025-10-10</text:p>
          </table:table-cell>
          <table:table-cell office:value-type="float" office:value="48088.8" calcext:value-type="float">
            <text:p>48088.80</text:p>
          </table:table-cell>
          <table:table-cell office:value-type="float" office:value="3197.59" calcext:value-type="float">
            <text:p>3197.59</text:p>
          </table:table-cell>
          <table:table-cell office:value-type="float" office:value="40491.29" calcext:value-type="float">
            <text:p>40491.29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4" calcext:value-type="date">
            <text:p>2025-10-14</text:p>
          </table:table-cell>
          <table:table-cell office:value-type="float" office:value="46847.32" calcext:value-type="float">
            <text:p>46847.32</text:p>
          </table:table-cell>
          <table:table-cell office:value-type="float" office:value="3133.99" calcext:value-type="float">
            <text:p>3133.99</text:p>
          </table:table-cell>
          <table:table-cell office:value-type="float" office:value="39779.67" calcext:value-type="float">
            <text:p>39779.67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5" calcext:value-type="date">
            <text:p>2025-10-15</text:p>
          </table:table-cell>
          <table:table-cell office:value-type="float" office:value="47672.67" calcext:value-type="float">
            <text:p>47672.67</text:p>
          </table:table-cell>
          <table:table-cell office:value-type="float" office:value="3183.64" calcext:value-type="float">
            <text:p>3183.64</text:p>
          </table:table-cell>
          <table:table-cell office:value-type="float" office:value="40341.33" calcext:value-type="float">
            <text:p>40341.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6" calcext:value-type="date">
            <text:p>2025-10-16</text:p>
          </table:table-cell>
          <table:table-cell office:value-type="float" office:value="48277.74" calcext:value-type="float">
            <text:p>48277.74</text:p>
          </table:table-cell>
          <table:table-cell office:value-type="float" office:value="3203.42" calcext:value-type="float">
            <text:p>3203.42</text:p>
          </table:table-cell>
          <table:table-cell office:value-type="float" office:value="40499.61" calcext:value-type="float">
            <text:p>40499.61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17" calcext:value-type="date">
            <text:p>2025-10-17</text:p>
          </table:table-cell>
          <table:table-cell office:value-type="float" office:value="47582.15" calcext:value-type="float">
            <text:p>47582.15</text:p>
          </table:table-cell>
          <table:table-cell office:value-type="float" office:value="3170.44" calcext:value-type="float">
            <text:p>3170.44</text:p>
          </table:table-cell>
          <table:table-cell office:value-type="float" office:value="40138.33" calcext:value-type="float">
            <text:p>40138.33</text:p>
          </table:table-cell>
          <table:table-cell table:style-name="ce9" table:number-columns-repeated="16380"/>
        </table:table-row>
        <table:table-row table:style-name="ro2">
          <table:table-cell table:style-name="ce2" office:value-type="date" office:date-value="2025-10-20" calcext:value-type="date">
            <text:p>2025-10-20</text:p>
          </table:table-cell>
          <table:table-cell office:value-type="float" office:value="49185.5" calcext:value-type="float">
            <text:p>49185.50</text:p>
          </table:table-cell>
          <table:table-cell office:value-type="float" office:value="3248.45" calcext:value-type="float">
            <text:p>3248.45</text:p>
          </table:table-cell>
          <table:table-cell office:value-type="float" office:value="40913.31" calcext:value-type="float">
            <text:p>40913.31</text:p>
          </table:table-cell>
          <table:table-cell table:style-name="ce9" table:number-columns-repeated="16380"/>
        </table:table-row>
        <table:table-row table:style-name="ro2" table:number-rows-repeated="1048431">
          <table:table-cell table:number-columns-repeated="4"/>
          <table:table-cell table:style-name="ce9" table:number-columns-repeated="16380"/>
        </table:table-row>
        <table:table-row table:style-name="ro2">
          <table:table-cell table:number-columns-repeated="4"/>
          <table:table-cell table:style-name="ce9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0">0000/00/00</text:date>, <text:time style:data-style-name="N2" text:time-value="17:20:57.428273873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8.1.1$Linux_X86_64 LibreOffice_project/580$Build-1</meta:generator>
    <dc:date>2025-10-20T17:22:48.222511968</dc:date>
    <meta:editing-duration>P1DT3H17M8S</meta:editing-duration>
    <meta:editing-cycles>317</meta:editing-cycles>
    <meta:document-statistic meta:table-count="1" meta:cell-count="576" meta:object-count="0"/>
  </office:meta>
</office:document-meta>
</file>